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544cm"/>
    </style:style>
    <style:style style:name="co12" style:family="table-column">
      <style:table-column-properties fo:break-before="auto" style:column-width="3.346cm"/>
    </style:style>
    <style:style style:name="co13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972" table:default-cell-style-name="ce3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SL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_LIMIT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MA_LENGTH</text:p>
          </table:table-cell>
          <table:covered-table-cell table:number-columns-repeated="6"/>
          <table:table-cell table:number-columns-repeated="969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_LIMIT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MA_LENGTH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style-name="Default" office:value-type="float" office:value="7.68816296094421" calcext:value-type="float">
            <text:p>7.68816296094421</text:p>
          </table:table-cell>
          <table:table-cell table:style-name="Default" office:value-type="float" office:value="8.69566108421075" calcext:value-type="float">
            <text:p>8.69566108421075</text:p>
          </table:table-cell>
          <table:table-cell table:style-name="Default" office:value-type="float" office:value="-1.00749812326655" calcext:value-type="float">
            <text:p>-1.00749812326655</text:p>
          </table:table-cell>
          <table:table-cell table:style-name="Default" office:value-type="float" office:value="49.2890995260664" calcext:value-type="float">
            <text:p>49.2890995260664</text:p>
          </table:table-cell>
          <table:table-cell table:style-name="Default" office:value-type="float" office:value="50.7177033492823" calcext:value-type="float">
            <text:p>50.7177033492823</text:p>
          </table:table-cell>
          <table:table-cell table:style-name="Default" office:value-type="float" office:value="47.887323943662" calcext:value-type="float">
            <text:p>47.887323943662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28.061499257177" calcext:value-type="float">
            <text:p>-28.061499257177</text:p>
          </table:table-cell>
          <table:table-cell table:style-name="Default" office:value-type="float" office:value="53.6110572500478" calcext:value-type="float">
            <text:p>53.6110572500478</text:p>
          </table:table-cell>
          <table:table-cell table:style-name="Default" office:value-type="float" office:value="-81.6725565072247" calcext:value-type="float">
            <text:p>-81.6725565072247</text:p>
          </table:table-cell>
          <table:table-cell table:style-name="Default" office:value-type="float" office:value="40.1869158878505" calcext:value-type="float">
            <text:p>40.1869158878505</text:p>
          </table:table-cell>
          <table:table-cell table:style-name="Default" office:value-type="float" office:value="40.3587443946188" calcext:value-type="float">
            <text:p>40.3587443946188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44.7325793022366" calcext:value-type="float">
            <text:p>-44.7325793022366</text:p>
          </table:table-cell>
          <table:table-cell table:style-name="Default" office:value-type="float" office:value="16.8095573315731" calcext:value-type="float">
            <text:p>16.8095573315731</text:p>
          </table:table-cell>
          <table:table-cell table:style-name="Default" office:value-type="float" office:value="-61.5421366338097" calcext:value-type="float">
            <text:p>-61.5421366338097</text:p>
          </table:table-cell>
          <table:table-cell table:style-name="Default" office:value-type="float" office:value="49.5327102803738" calcext:value-type="float">
            <text:p>49.5327102803738</text:p>
          </table:table-cell>
          <table:table-cell table:style-name="Default" office:value-type="float" office:value="54.7085201793722" calcext:value-type="float">
            <text:p>54.7085201793722</text:p>
          </table:table-cell>
          <table:table-cell table:style-name="Default" office:value-type="float" office:value="43.9024390243903" calcext:value-type="float">
            <text:p>43.902439024390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1.9947859696189" calcext:value-type="float">
            <text:p>-21.9947859696189</text:p>
          </table:table-cell>
          <table:table-cell table:style-name="Default" office:value-type="float" office:value="60.3162122798186" calcext:value-type="float">
            <text:p>60.3162122798186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8292682926829" calcext:value-type="float">
            <text:p>46.8292682926829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28.4147434873762" calcext:value-type="float">
            <text:p>-28.4147434873762</text:p>
          </table:table-cell>
          <table:table-cell table:style-name="Default" office:value-type="float" office:value="57.7732172521287" calcext:value-type="float">
            <text:p>57.7732172521287</text:p>
          </table:table-cell>
          <table:table-cell table:style-name="Default" office:value-type="float" office:value="-86.1879607395048" calcext:value-type="float">
            <text:p>-86.1879607395048</text:p>
          </table:table-cell>
          <table:table-cell table:style-name="Default" office:value-type="float" office:value="47.6277372262774" calcext:value-type="float">
            <text:p>47.6277372262774</text:p>
          </table:table-cell>
          <table:table-cell table:style-name="Default" office:value-type="float" office:value="50.814332247557" calcext:value-type="float">
            <text:p>50.814332247557</text:p>
          </table:table-cell>
          <table:table-cell table:style-name="Default" office:value-type="float" office:value="43.5684647302905" calcext:value-type="float">
            <text:p>43.5684647302905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17.6798882233064" calcext:value-type="float">
            <text:p>-17.6798882233064</text:p>
          </table:table-cell>
          <table:table-cell table:style-name="Default" office:value-type="float" office:value="62.2369318793197" calcext:value-type="float">
            <text:p>62.2369318793197</text:p>
          </table:table-cell>
          <table:table-cell table:style-name="Default" office:value-type="float" office:value="-79.916820102626" calcext:value-type="float">
            <text:p>-79.91682010262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3.8116591928251" calcext:value-type="float">
            <text:p>53.8116591928251</text:p>
          </table:table-cell>
          <table:table-cell table:style-name="Default" office:value-type="float" office:value="45.8536585365854" calcext:value-type="float">
            <text:p>45.8536585365854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21.1801966881512" calcext:value-type="float">
            <text:p>-21.1801966881512</text:p>
          </table:table-cell>
          <table:table-cell table:style-name="Default" office:value-type="float" office:value="43.9668521123812" calcext:value-type="float">
            <text:p>43.9668521123812</text:p>
          </table:table-cell>
          <table:table-cell table:style-name="Default" office:value-type="float" office:value="-65.1470488005324" calcext:value-type="float">
            <text:p>-65.1470488005324</text:p>
          </table:table-cell>
          <table:table-cell table:style-name="Default" office:value-type="float" office:value="51.3953488372093" calcext:value-type="float">
            <text:p>51.3953488372093</text:p>
          </table:table-cell>
          <table:table-cell table:style-name="Default" office:value-type="float" office:value="56.3063063063063" calcext:value-type="float">
            <text:p>56.3063063063063</text:p>
          </table:table-cell>
          <table:table-cell table:style-name="Default" office:value-type="float" office:value="46.1538461538462" calcext:value-type="float">
            <text:p>46.1538461538462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style-name="Default" office:value-type="float" office:value="-101.517523719633" calcext:value-type="float">
            <text:p>-101.517523719633</text:p>
          </table:table-cell>
          <table:table-cell table:style-name="Default" office:value-type="float" office:value="-155.854726691727" calcext:value-type="float">
            <text:p>-155.854726691727</text:p>
          </table:table-cell>
          <table:table-cell table:style-name="Default" office:value-type="float" office:value="54.3372029720938" calcext:value-type="float">
            <text:p>54.3372029720938</text:p>
          </table:table-cell>
          <table:table-cell table:style-name="Default" office:value-type="float" office:value="41.6334661354582" calcext:value-type="float">
            <text:p>41.6334661354582</text:p>
          </table:table-cell>
          <table:table-cell table:style-name="Default" office:value-type="float" office:value="38.5892116182573" calcext:value-type="float">
            <text:p>38.5892116182573</text:p>
          </table:table-cell>
          <table:table-cell table:style-name="Default" office:value-type="float" office:value="44.4444444444444" calcext:value-type="float">
            <text:p>44.4444444444444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22.3093962227453" calcext:value-type="float">
            <text:p>-22.3093962227453</text:p>
          </table:table-cell>
          <table:table-cell table:style-name="Default" office:value-type="float" office:value="52.6078200704069" calcext:value-type="float">
            <text:p>52.6078200704069</text:p>
          </table:table-cell>
          <table:table-cell table:style-name="Default" office:value-type="float" office:value="-74.9172162931521" calcext:value-type="float">
            <text:p>-74.9172162931521</text:p>
          </table:table-cell>
          <table:table-cell table:style-name="Default" office:value-type="float" office:value="43.2242990654206" calcext:value-type="float">
            <text:p>43.2242990654206</text:p>
          </table:table-cell>
          <table:table-cell table:style-name="Default" office:value-type="float" office:value="42.6008968609865" calcext:value-type="float">
            <text:p>42.6008968609865</text:p>
          </table:table-cell>
          <table:table-cell table:style-name="Default" office:value-type="float" office:value="43.9024390243903" calcext:value-type="float">
            <text:p>43.9024390243903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15.4847081835955" calcext:value-type="float">
            <text:p>-15.4847081835955</text:p>
          </table:table-cell>
          <table:table-cell table:style-name="Default" office:value-type="float" office:value="15.8018425241098" calcext:value-type="float">
            <text:p>15.8018425241098</text:p>
          </table:table-cell>
          <table:table-cell table:style-name="Default" office:value-type="float" office:value="-31.2865507077053" calcext:value-type="float">
            <text:p>-31.2865507077053</text:p>
          </table:table-cell>
          <table:table-cell table:style-name="Default" office:value-type="float" office:value="49.5327102803738" calcext:value-type="float">
            <text:p>49.5327102803738</text:p>
          </table:table-cell>
          <table:table-cell table:style-name="Default" office:value-type="float" office:value="53.3632286995516" calcext:value-type="float">
            <text:p>53.3632286995516</text:p>
          </table:table-cell>
          <table:table-cell table:style-name="Default" office:value-type="float" office:value="45.3658536585366" calcext:value-type="float">
            <text:p>45.3658536585366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22.2214223814151" calcext:value-type="float">
            <text:p>-22.2214223814151</text:p>
          </table:table-cell>
          <table:table-cell table:style-name="Default" office:value-type="float" office:value="60.1269143789626" calcext:value-type="float">
            <text:p>60.1269143789626</text:p>
          </table:table-cell>
          <table:table-cell table:style-name="Default" office:value-type="float" office:value="-82.3483367603777" calcext:value-type="float">
            <text:p>-82.3483367603777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8292682926829" calcext:value-type="float">
            <text:p>46.8292682926829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26.3626367582389" calcext:value-type="float">
            <text:p>-26.3626367582389</text:p>
          </table:table-cell>
          <table:table-cell table:style-name="Default" office:value-type="float" office:value="59.2848245541611" calcext:value-type="float">
            <text:p>59.2848245541611</text:p>
          </table:table-cell>
          <table:table-cell table:style-name="Default" office:value-type="float" office:value="-85.6474613124" calcext:value-type="float">
            <text:p>-85.6474613124</text:p>
          </table:table-cell>
          <table:table-cell table:style-name="Default" office:value-type="float" office:value="51.2145748987854" calcext:value-type="float">
            <text:p>51.2145748987854</text:p>
          </table:table-cell>
          <table:table-cell table:style-name="Default" office:value-type="float" office:value="56.1338289962825" calcext:value-type="float">
            <text:p>56.1338289962825</text:p>
          </table:table-cell>
          <table:table-cell table:style-name="Default" office:value-type="float" office:value="45.3333333333333" calcext:value-type="float">
            <text:p>45.3333333333333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17.6798882233064" calcext:value-type="float">
            <text:p>-17.6798882233064</text:p>
          </table:table-cell>
          <table:table-cell table:style-name="Default" office:value-type="float" office:value="62.2369318793197" calcext:value-type="float">
            <text:p>62.2369318793197</text:p>
          </table:table-cell>
          <table:table-cell table:style-name="Default" office:value-type="float" office:value="-79.916820102626" calcext:value-type="float">
            <text:p>-79.91682010262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3.8116591928251" calcext:value-type="float">
            <text:p>53.8116591928251</text:p>
          </table:table-cell>
          <table:table-cell table:style-name="Default" office:value-type="float" office:value="45.8536585365854" calcext:value-type="float">
            <text:p>45.8536585365854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5.15347741484776" calcext:value-type="float">
            <text:p>-5.15347741484776</text:p>
          </table:table-cell>
          <table:table-cell table:style-name="Default" office:value-type="float" office:value="48.3518330456544" calcext:value-type="float">
            <text:p>48.3518330456544</text:p>
          </table:table-cell>
          <table:table-cell table:style-name="Default" office:value-type="float" office:value="-53.5053104605022" calcext:value-type="float">
            <text:p>-53.5053104605022</text:p>
          </table:table-cell>
          <table:table-cell table:style-name="Default" office:value-type="float" office:value="51.4150943396226" calcext:value-type="float">
            <text:p>51.4150943396226</text:p>
          </table:table-cell>
          <table:table-cell table:style-name="Default" office:value-type="float" office:value="54.0909090909091" calcext:value-type="float">
            <text:p>54.0909090909091</text:p>
          </table:table-cell>
          <table:table-cell table:style-name="Default" office:value-type="float" office:value="48.5294117647059" calcext:value-type="float">
            <text:p>48.5294117647059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style-name="Default" office:value-type="float" office:value="-198.152106761377" calcext:value-type="float">
            <text:p>-198.152106761377</text:p>
          </table:table-cell>
          <table:table-cell table:style-name="Default" office:value-type="float" office:value="-191.551569695948" calcext:value-type="float">
            <text:p>-191.551569695948</text:p>
          </table:table-cell>
          <table:table-cell table:style-name="Default" office:value-type="float" office:value="-6.60053706542926" calcext:value-type="float">
            <text:p>-6.60053706542926</text:p>
          </table:table-cell>
          <table:table-cell table:style-name="Default" office:value-type="float" office:value="41.5686274509804" calcext:value-type="float">
            <text:p>41.5686274509804</text:p>
          </table:table-cell>
          <table:table-cell table:style-name="Default" office:value-type="float" office:value="40.8510638297872" calcext:value-type="float">
            <text:p>40.8510638297872</text:p>
          </table:table-cell>
          <table:table-cell table:style-name="Default" office:value-type="float" office:value="42.1818181818182" calcext:value-type="float">
            <text:p>42.1818181818182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23.3580604282477" calcext:value-type="float">
            <text:p>-23.3580604282477</text:p>
          </table:table-cell>
          <table:table-cell table:style-name="Default" office:value-type="float" office:value="52.6380652824236" calcext:value-type="float">
            <text:p>52.6380652824236</text:p>
          </table:table-cell>
          <table:table-cell table:style-name="Default" office:value-type="float" office:value="-75.9961257106713" calcext:value-type="float">
            <text:p>-75.9961257106713</text:p>
          </table:table-cell>
          <table:table-cell table:style-name="Default" office:value-type="float" office:value="45.5607476635514" calcext:value-type="float">
            <text:p>45.5607476635514</text:p>
          </table:table-cell>
          <table:table-cell table:style-name="Default" office:value-type="float" office:value="47.085201793722" calcext:value-type="float">
            <text:p>47.085201793722</text:p>
          </table:table-cell>
          <table:table-cell table:style-name="Default" office:value-type="float" office:value="43.9024390243903" calcext:value-type="float">
            <text:p>43.9024390243903</text:p>
          </table:table-cell>
          <table:table-cell/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9.6545287030228" calcext:value-type="float">
            <text:p>19.6545287030228</text:p>
          </table:table-cell>
          <table:table-cell table:style-name="Default" office:value-type="float" office:value="46.2768256576697" calcext:value-type="float">
            <text:p>46.2768256576697</text:p>
          </table:table-cell>
          <table:table-cell table:style-name="Default" office:value-type="float" office:value="-26.6222969546469" calcext:value-type="float">
            <text:p>-26.6222969546469</text:p>
          </table:table-cell>
          <table:table-cell table:style-name="Default" office:value-type="float" office:value="51.4018691588785" calcext:value-type="float">
            <text:p>51.4018691588785</text:p>
          </table:table-cell>
          <table:table-cell table:style-name="Default" office:value-type="float" office:value="56.0538116591928" calcext:value-type="float">
            <text:p>56.0538116591928</text:p>
          </table:table-cell>
          <table:table-cell table:style-name="Default" office:value-type="float" office:value="46.3414634146342" calcext:value-type="float">
            <text:p>46.3414634146342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22.2214223814151" calcext:value-type="float">
            <text:p>-22.2214223814151</text:p>
          </table:table-cell>
          <table:table-cell table:style-name="Default" office:value-type="float" office:value="60.1269143789626" calcext:value-type="float">
            <text:p>60.1269143789626</text:p>
          </table:table-cell>
          <table:table-cell table:style-name="Default" office:value-type="float" office:value="-82.3483367603777" calcext:value-type="float">
            <text:p>-82.3483367603777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8292682926829" calcext:value-type="float">
            <text:p>46.8292682926829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-21.9947859696189" calcext:value-type="float">
            <text:p>-21.9947859696189</text:p>
          </table:table-cell>
          <table:table-cell table:style-name="Default" office:value-type="float" office:value="60.3162122798186" calcext:value-type="float">
            <text:p>60.3162122798186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8292682926829" calcext:value-type="float">
            <text:p>46.8292682926829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-17.6798882233064" calcext:value-type="float">
            <text:p>-17.6798882233064</text:p>
          </table:table-cell>
          <table:table-cell table:style-name="Default" office:value-type="float" office:value="62.2369318793197" calcext:value-type="float">
            <text:p>62.2369318793197</text:p>
          </table:table-cell>
          <table:table-cell table:style-name="Default" office:value-type="float" office:value="-79.916820102626" calcext:value-type="float">
            <text:p>-79.91682010262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3.8116591928251" calcext:value-type="float">
            <text:p>53.8116591928251</text:p>
          </table:table-cell>
          <table:table-cell table:style-name="Default" office:value-type="float" office:value="45.8536585365854" calcext:value-type="float">
            <text:p>45.8536585365854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21.9947859696189" calcext:value-type="float">
            <text:p>-21.9947859696189</text:p>
          </table:table-cell>
          <table:table-cell table:style-name="Default" office:value-type="float" office:value="60.3162122798186" calcext:value-type="float">
            <text:p>60.3162122798186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8292682926829" calcext:value-type="float">
            <text:p>46.8292682926829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style-name="Default" office:value-type="float" office:value="-687.542403897623" calcext:value-type="float">
            <text:p>-687.542403897623</text:p>
          </table:table-cell>
          <table:table-cell table:style-name="Default" office:value-type="float" office:value="-383.249568860782" calcext:value-type="float">
            <text:p>-383.249568860782</text:p>
          </table:table-cell>
          <table:table-cell table:style-name="Default" office:value-type="float" office:value="-304.292835036841" calcext:value-type="float">
            <text:p>-304.292835036841</text:p>
          </table:table-cell>
          <table:table-cell table:style-name="Default" office:value-type="float" office:value="28.2511210762332" calcext:value-type="float">
            <text:p>28.2511210762332</text:p>
          </table:table-cell>
          <table:table-cell table:style-name="Default" office:value-type="float" office:value="25.7575757575758" calcext:value-type="float">
            <text:p>25.7575757575758</text:p>
          </table:table-cell>
          <table:table-cell table:style-name="Default" office:value-type="float" office:value="30.241935483871" calcext:value-type="float">
            <text:p>30.241935483871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-21.7620226357744" calcext:value-type="float">
            <text:p>-21.7620226357744</text:p>
          </table:table-cell>
          <table:table-cell table:style-name="Default" office:value-type="float" office:value="54.5721841135918" calcext:value-type="float">
            <text:p>54.5721841135918</text:p>
          </table:table-cell>
          <table:table-cell table:style-name="Default" office:value-type="float" office:value="-76.3342067493662" calcext:value-type="float">
            <text:p>-76.3342067493662</text:p>
          </table:table-cell>
          <table:table-cell table:style-name="Default" office:value-type="float" office:value="48.1308411214953" calcext:value-type="float">
            <text:p>48.1308411214953</text:p>
          </table:table-cell>
          <table:table-cell table:style-name="Default" office:value-type="float" office:value="50.6726457399103" calcext:value-type="float">
            <text:p>50.6726457399103</text:p>
          </table:table-cell>
          <table:table-cell table:style-name="Default" office:value-type="float" office:value="45.3658536585366" calcext:value-type="float">
            <text:p>45.3658536585366</text:p>
          </table:table-cell>
          <table:table-cell/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3.8757836630246" calcext:value-type="float">
            <text:p>23.8757836630246</text:p>
          </table:table-cell>
          <table:table-cell table:style-name="Default" office:value-type="float" office:value="57.252893504015" calcext:value-type="float">
            <text:p>57.252893504015</text:p>
          </table:table-cell>
          <table:table-cell table:style-name="Default" office:value-type="float" office:value="-33.3771098409905" calcext:value-type="float">
            <text:p>-33.3771098409905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5022421524664" calcext:value-type="float">
            <text:p>56.5022421524664</text:p>
          </table:table-cell>
          <table:table-cell table:style-name="Default" office:value-type="float" office:value="47.3170731707317" calcext:value-type="float">
            <text:p>47.3170731707317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22.2214223814151" calcext:value-type="float">
            <text:p>-22.2214223814151</text:p>
          </table:table-cell>
          <table:table-cell table:style-name="Default" office:value-type="float" office:value="60.1269143789626" calcext:value-type="float">
            <text:p>60.1269143789626</text:p>
          </table:table-cell>
          <table:table-cell table:style-name="Default" office:value-type="float" office:value="-82.3483367603777" calcext:value-type="float">
            <text:p>-82.3483367603777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8292682926829" calcext:value-type="float">
            <text:p>46.8292682926829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-30.2112043518622" calcext:value-type="float">
            <text:p>-30.2112043518622</text:p>
          </table:table-cell>
          <table:table-cell table:style-name="Default" office:value-type="float" office:value="52.3163299257777" calcext:value-type="float">
            <text:p>52.3163299257777</text:p>
          </table:table-cell>
          <table:table-cell table:style-name="Default" office:value-type="float" office:value="-82.5275342776399" calcext:value-type="float">
            <text:p>-82.5275342776399</text:p>
          </table:table-cell>
          <table:table-cell table:style-name="Default" office:value-type="float" office:value="50.2659574468085" calcext:value-type="float">
            <text:p>50.2659574468085</text:p>
          </table:table-cell>
          <table:table-cell table:style-name="Default" office:value-type="float" office:value="54.6448087431694" calcext:value-type="float">
            <text:p>54.6448087431694</text:p>
          </table:table-cell>
          <table:table-cell table:style-name="Default" office:value-type="float" office:value="46.1139896373057" calcext:value-type="float">
            <text:p>46.1139896373057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21.9947859696189" calcext:value-type="float">
            <text:p>-21.9947859696189</text:p>
          </table:table-cell>
          <table:table-cell table:style-name="Default" office:value-type="float" office:value="60.3162122798186" calcext:value-type="float">
            <text:p>60.3162122798186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8292682926829" calcext:value-type="float">
            <text:p>46.8292682926829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2.7530299126897" calcext:value-type="float">
            <text:p>62.7530299126897</text:p>
          </table:table-cell>
          <table:table-cell table:style-name="Default" office:value-type="float" office:value="100.241536680233" calcext:value-type="float">
            <text:p>100.241536680233</text:p>
          </table:table-cell>
          <table:table-cell table:style-name="Default" office:value-type="float" office:value="-37.4885067675428" calcext:value-type="float">
            <text:p>-37.4885067675428</text:p>
          </table:table-cell>
          <table:table-cell table:style-name="Default" office:value-type="float" office:value="53.6697247706422" calcext:value-type="float">
            <text:p>53.6697247706422</text:p>
          </table:table-cell>
          <table:table-cell table:style-name="Default" office:value-type="float" office:value="58.6206896551724" calcext:value-type="float">
            <text:p>58.6206896551724</text:p>
          </table:table-cell>
          <table:table-cell table:style-name="Default" office:value-type="float" office:value="48.0392156862745" calcext:value-type="float">
            <text:p>48.039215686274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style-name="Default" office:value-type="float" office:value="-770.507463053203" calcext:value-type="float">
            <text:p>-770.507463053203</text:p>
          </table:table-cell>
          <table:table-cell table:style-name="Default" office:value-type="float" office:value="-463.365341914847" calcext:value-type="float">
            <text:p>-463.365341914847</text:p>
          </table:table-cell>
          <table:table-cell table:style-name="Default" office:value-type="float" office:value="-307.142121138356" calcext:value-type="float">
            <text:p>-307.142121138356</text:p>
          </table:table-cell>
          <table:table-cell table:style-name="Default" office:value-type="float" office:value="26.1904761904762" calcext:value-type="float">
            <text:p>26.1904761904762</text:p>
          </table:table-cell>
          <table:table-cell table:style-name="Default" office:value-type="float" office:value="24.0566037735849" calcext:value-type="float">
            <text:p>24.0566037735849</text:p>
          </table:table-cell>
          <table:table-cell table:style-name="Default" office:value-type="float" office:value="28.3653846153846" calcext:value-type="float">
            <text:p>28.3653846153846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17.6798882233064" calcext:value-type="float">
            <text:p>-17.6798882233064</text:p>
          </table:table-cell>
          <table:table-cell table:style-name="Default" office:value-type="float" office:value="62.2369318793197" calcext:value-type="float">
            <text:p>62.2369318793197</text:p>
          </table:table-cell>
          <table:table-cell table:style-name="Default" office:value-type="float" office:value="-79.916820102626" calcext:value-type="float">
            <text:p>-79.91682010262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3.8116591928251" calcext:value-type="float">
            <text:p>53.8116591928251</text:p>
          </table:table-cell>
          <table:table-cell table:style-name="Default" office:value-type="float" office:value="45.8536585365854" calcext:value-type="float">
            <text:p>45.8536585365854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-5.09162574398779" calcext:value-type="float">
            <text:p>-5.09162574398779</text:p>
          </table:table-cell>
          <table:table-cell table:style-name="Default" office:value-type="float" office:value="53.2033424474657" calcext:value-type="float">
            <text:p>53.2033424474657</text:p>
          </table:table-cell>
          <table:table-cell table:style-name="Default" office:value-type="float" office:value="-58.2949681914535" calcext:value-type="float">
            <text:p>-58.2949681914535</text:p>
          </table:table-cell>
          <table:table-cell table:style-name="Default" office:value-type="float" office:value="50.4672897196262" calcext:value-type="float">
            <text:p>50.4672897196262</text:p>
          </table:table-cell>
          <table:table-cell table:style-name="Default" office:value-type="float" office:value="55.1569506726457" calcext:value-type="float">
            <text:p>55.1569506726457</text:p>
          </table:table-cell>
          <table:table-cell table:style-name="Default" office:value-type="float" office:value="45.3658536585366" calcext:value-type="float">
            <text:p>45.3658536585366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3.0003060164796" calcext:value-type="float">
            <text:p>-23.0003060164796</text:p>
          </table:table-cell>
          <table:table-cell table:style-name="Default" office:value-type="float" office:value="59.3480307438981" calcext:value-type="float">
            <text:p>59.3480307438981</text:p>
          </table:table-cell>
          <table:table-cell table:style-name="Default" office:value-type="float" office:value="-82.3483367603777" calcext:value-type="float">
            <text:p>-82.3483367603777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8292682926829" calcext:value-type="float">
            <text:p>46.8292682926829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37.9073723819067" calcext:value-type="float">
            <text:p>-37.9073723819067</text:p>
          </table:table-cell>
          <table:table-cell table:style-name="Default" office:value-type="float" office:value="46.4685260542551" calcext:value-type="float">
            <text:p>46.4685260542551</text:p>
          </table:table-cell>
          <table:table-cell table:style-name="Default" office:value-type="float" office:value="-84.3758984361618" calcext:value-type="float">
            <text:p>-84.3758984361618</text:p>
          </table:table-cell>
          <table:table-cell table:style-name="Default" office:value-type="float" office:value="48.2866043613707" calcext:value-type="float">
            <text:p>48.2866043613707</text:p>
          </table:table-cell>
          <table:table-cell table:style-name="Default" office:value-type="float" office:value="53.1034482758621" calcext:value-type="float">
            <text:p>53.1034482758621</text:p>
          </table:table-cell>
          <table:table-cell table:style-name="Default" office:value-type="float" office:value="44.3181818181818" calcext:value-type="float">
            <text:p>44.3181818181818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33.8631557296948" calcext:value-type="float">
            <text:p>-33.8631557296948</text:p>
          </table:table-cell>
          <table:table-cell table:style-name="Default" office:value-type="float" office:value="58.1078355200173" calcext:value-type="float">
            <text:p>58.1078355200173</text:p>
          </table:table-cell>
          <table:table-cell table:style-name="Default" office:value-type="float" office:value="-91.970991249712" calcext:value-type="float">
            <text:p>-91.970991249712</text:p>
          </table:table-cell>
          <table:table-cell table:style-name="Default" office:value-type="float" office:value="53.7383177570093" calcext:value-type="float">
            <text:p>53.7383177570093</text:p>
          </table:table-cell>
          <table:table-cell table:style-name="Default" office:value-type="float" office:value="58.7443946188341" calcext:value-type="float">
            <text:p>58.7443946188341</text:p>
          </table:table-cell>
          <table:table-cell table:style-name="Default" office:value-type="float" office:value="48.2926829268293" calcext:value-type="float">
            <text:p>48.2926829268293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4.9136010042146" calcext:value-type="float">
            <text:p>44.9136010042146</text:p>
          </table:table-cell>
          <table:table-cell table:style-name="Default" office:value-type="float" office:value="56.9021230167406" calcext:value-type="float">
            <text:p>56.9021230167406</text:p>
          </table:table-cell>
          <table:table-cell table:style-name="Default" office:value-type="float" office:value="-11.9885220125261" calcext:value-type="float">
            <text:p>-11.9885220125261</text:p>
          </table:table-cell>
          <table:table-cell table:style-name="Default" office:value-type="float" office:value="53.8647342995169" calcext:value-type="float">
            <text:p>53.8647342995169</text:p>
          </table:table-cell>
          <table:table-cell table:style-name="Default" office:value-type="float" office:value="57.5757575757576" calcext:value-type="float">
            <text:p>57.5757575757576</text:p>
          </table:table-cell>
          <table:table-cell table:style-name="Default" office:value-type="float" office:value="49.1803278688525" calcext:value-type="float">
            <text:p>49.180327868852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style-name="Default" office:value-type="float" office:value="-475.116427684113" calcext:value-type="float">
            <text:p>-475.116427684113</text:p>
          </table:table-cell>
          <table:table-cell table:style-name="Default" office:value-type="float" office:value="-435.510859266535" calcext:value-type="float">
            <text:p>-435.510859266535</text:p>
          </table:table-cell>
          <table:table-cell table:style-name="Default" office:value-type="float" office:value="-39.6055684175787" calcext:value-type="float">
            <text:p>-39.6055684175787</text:p>
          </table:table-cell>
          <table:table-cell table:style-name="Default" office:value-type="float" office:value="35.9743040685225" calcext:value-type="float">
            <text:p>35.9743040685225</text:p>
          </table:table-cell>
          <table:table-cell table:style-name="Default" office:value-type="float" office:value="32.1266968325792" calcext:value-type="float">
            <text:p>32.1266968325792</text:p>
          </table:table-cell>
          <table:table-cell table:style-name="Default" office:value-type="float" office:value="39.4308943089431" calcext:value-type="float">
            <text:p>39.4308943089431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21.9947859696189" calcext:value-type="float">
            <text:p>-21.9947859696189</text:p>
          </table:table-cell>
          <table:table-cell table:style-name="Default" office:value-type="float" office:value="60.3162122798186" calcext:value-type="float">
            <text:p>60.3162122798186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8292682926829" calcext:value-type="float">
            <text:p>46.8292682926829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21.9947859696189" calcext:value-type="float">
            <text:p>-21.9947859696189</text:p>
          </table:table-cell>
          <table:table-cell table:style-name="Default" office:value-type="float" office:value="60.3162122798186" calcext:value-type="float">
            <text:p>60.3162122798186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8292682926829" calcext:value-type="float">
            <text:p>46.8292682926829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27.7224128745847" calcext:value-type="float">
            <text:p>-27.7224128745847</text:p>
          </table:table-cell>
          <table:table-cell table:style-name="Default" office:value-type="float" office:value="59.0376885916754" calcext:value-type="float">
            <text:p>59.0376885916754</text:p>
          </table:table-cell>
          <table:table-cell table:style-name="Default" office:value-type="float" office:value="-86.7601014662601" calcext:value-type="float">
            <text:p>-86.7601014662601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8292682926829" calcext:value-type="float">
            <text:p>46.8292682926829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16.5370140119925" calcext:value-type="float">
            <text:p>-16.5370140119925</text:p>
          </table:table-cell>
          <table:table-cell table:style-name="Default" office:value-type="float" office:value="67.1044327805747" calcext:value-type="float">
            <text:p>67.1044327805747</text:p>
          </table:table-cell>
          <table:table-cell table:style-name="Default" office:value-type="float" office:value="-83.6414467925671" calcext:value-type="float">
            <text:p>-83.6414467925671</text:p>
          </table:table-cell>
          <table:table-cell table:style-name="Default" office:value-type="float" office:value="49.8233215547703" calcext:value-type="float">
            <text:p>49.8233215547703</text:p>
          </table:table-cell>
          <table:table-cell table:style-name="Default" office:value-type="float" office:value="58.3333333333333" calcext:value-type="float">
            <text:p>58.3333333333333</text:p>
          </table:table-cell>
          <table:table-cell table:style-name="Default" office:value-type="float" office:value="43.558282208589" calcext:value-type="float">
            <text:p>43.558282208589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40.8896914924406" calcext:value-type="float">
            <text:p>-40.8896914924406</text:p>
          </table:table-cell>
          <table:table-cell table:style-name="Default" office:value-type="float" office:value="52.6817821526768" calcext:value-type="float">
            <text:p>52.6817821526768</text:p>
          </table:table-cell>
          <table:table-cell table:style-name="Default" office:value-type="float" office:value="-93.5714736451173" calcext:value-type="float">
            <text:p>-93.5714736451173</text:p>
          </table:table-cell>
          <table:table-cell table:style-name="Default" office:value-type="float" office:value="53.9719626168224" calcext:value-type="float">
            <text:p>53.9719626168224</text:p>
          </table:table-cell>
          <table:table-cell table:style-name="Default" office:value-type="float" office:value="59.1928251121076" calcext:value-type="float">
            <text:p>59.1928251121076</text:p>
          </table:table-cell>
          <table:table-cell table:style-name="Default" office:value-type="float" office:value="48.2926829268293" calcext:value-type="float">
            <text:p>48.292682926829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2.0807621870083" calcext:value-type="float">
            <text:p>32.0807621870083</text:p>
          </table:table-cell>
          <table:table-cell table:style-name="Default" office:value-type="float" office:value="62.0816474146532" calcext:value-type="float">
            <text:p>62.0816474146532</text:p>
          </table:table-cell>
          <table:table-cell table:style-name="Default" office:value-type="float" office:value="-30.0008852276449" calcext:value-type="float">
            <text:p>-30.0008852276449</text:p>
          </table:table-cell>
          <table:table-cell table:style-name="Default" office:value-type="float" office:value="53.5885167464115" calcext:value-type="float">
            <text:p>53.5885167464115</text:p>
          </table:table-cell>
          <table:table-cell table:style-name="Default" office:value-type="float" office:value="57.8723404255319" calcext:value-type="float">
            <text:p>57.8723404255319</text:p>
          </table:table-cell>
          <table:table-cell table:style-name="Default" office:value-type="float" office:value="48.0874316939891" calcext:value-type="float">
            <text:p>48.0874316939891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style-name="Default" office:value-type="float" office:value="-384.427220364414" calcext:value-type="float">
            <text:p>-384.427220364414</text:p>
          </table:table-cell>
          <table:table-cell table:style-name="Default" office:value-type="float" office:value="-173.801544884604" calcext:value-type="float">
            <text:p>-173.801544884604</text:p>
          </table:table-cell>
          <table:table-cell table:style-name="Default" office:value-type="float" office:value="-210.62567547981" calcext:value-type="float">
            <text:p>-210.62567547981</text:p>
          </table:table-cell>
          <table:table-cell table:style-name="Default" office:value-type="float" office:value="29.5843520782396" calcext:value-type="float">
            <text:p>29.5843520782396</text:p>
          </table:table-cell>
          <table:table-cell table:style-name="Default" office:value-type="float" office:value="33.695652173913" calcext:value-type="float">
            <text:p>33.695652173913</text:p>
          </table:table-cell>
          <table:table-cell table:style-name="Default" office:value-type="float" office:value="26.2222222222222" calcext:value-type="float">
            <text:p>26.2222222222222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8.27016581732159" calcext:value-type="float">
            <text:p>-8.27016581732159</text:p>
          </table:table-cell>
          <table:table-cell table:style-name="Default" office:value-type="float" office:value="56.5443380847327" calcext:value-type="float">
            <text:p>56.5443380847327</text:p>
          </table:table-cell>
          <table:table-cell table:style-name="Default" office:value-type="float" office:value="-64.8145039020542" calcext:value-type="float">
            <text:p>-64.8145039020542</text:p>
          </table:table-cell>
          <table:table-cell table:style-name="Default" office:value-type="float" office:value="54.2056074766355" calcext:value-type="float">
            <text:p>54.2056074766355</text:p>
          </table:table-cell>
          <table:table-cell table:style-name="Default" office:value-type="float" office:value="58.2959641255605" calcext:value-type="float">
            <text:p>58.2959641255605</text:p>
          </table:table-cell>
          <table:table-cell table:style-name="Default" office:value-type="float" office:value="49.7560975609756" calcext:value-type="float">
            <text:p>49.7560975609756</text:p>
          </table:table-cell>
          <table:table-cell/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-58.5842963259021" calcext:value-type="float">
            <text:p>-58.5842963259021</text:p>
          </table:table-cell>
          <table:table-cell table:style-name="Default" office:value-type="float" office:value="77.3431605833776" calcext:value-type="float">
            <text:p>77.3431605833776</text:p>
          </table:table-cell>
          <table:table-cell table:style-name="Default" office:value-type="float" office:value="-135.92745690928" calcext:value-type="float">
            <text:p>-135.92745690928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7.847533632287" calcext:value-type="float">
            <text:p>57.847533632287</text:p>
          </table:table-cell>
          <table:table-cell table:style-name="Default" office:value-type="float" office:value="45.8536585365854" calcext:value-type="float">
            <text:p>45.8536585365854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27.7224128745847" calcext:value-type="float">
            <text:p>-27.7224128745847</text:p>
          </table:table-cell>
          <table:table-cell table:style-name="Default" office:value-type="float" office:value="59.0376885916754" calcext:value-type="float">
            <text:p>59.0376885916754</text:p>
          </table:table-cell>
          <table:table-cell table:style-name="Default" office:value-type="float" office:value="-86.7601014662601" calcext:value-type="float">
            <text:p>-86.7601014662601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8292682926829" calcext:value-type="float">
            <text:p>46.8292682926829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3.8679708566776" calcext:value-type="float">
            <text:p>13.8679708566776</text:p>
          </table:table-cell>
          <table:table-cell table:style-name="Default" office:value-type="float" office:value="74.6627179239883" calcext:value-type="float">
            <text:p>74.6627179239883</text:p>
          </table:table-cell>
          <table:table-cell table:style-name="Default" office:value-type="float" office:value="-60.7947470673107" calcext:value-type="float">
            <text:p>-60.7947470673107</text:p>
          </table:table-cell>
          <table:table-cell table:style-name="Default" office:value-type="float" office:value="52.5" calcext:value-type="float">
            <text:p>52.5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45.7142857142857" calcext:value-type="float">
            <text:p>45.7142857142857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47.8111954664806" calcext:value-type="float">
            <text:p>-47.8111954664806</text:p>
          </table:table-cell>
          <table:table-cell table:style-name="Default" office:value-type="float" office:value="57.9376506325154" calcext:value-type="float">
            <text:p>57.9376506325154</text:p>
          </table:table-cell>
          <table:table-cell table:style-name="Default" office:value-type="float" office:value="-105.748846098996" calcext:value-type="float">
            <text:p>-105.748846098996</text:p>
          </table:table-cell>
          <table:table-cell table:style-name="Default" office:value-type="float" office:value="54.4392523364486" calcext:value-type="float">
            <text:p>54.4392523364486</text:p>
          </table:table-cell>
          <table:table-cell table:style-name="Default" office:value-type="float" office:value="59.6412556053812" calcext:value-type="float">
            <text:p>59.6412556053812</text:p>
          </table:table-cell>
          <table:table-cell table:style-name="Default" office:value-type="float" office:value="48.7804878048781" calcext:value-type="float">
            <text:p>48.7804878048781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4.4621582031006" calcext:value-type="float">
            <text:p>34.4621582031006</text:p>
          </table:table-cell>
          <table:table-cell table:style-name="Default" office:value-type="float" office:value="81.1346568289863" calcext:value-type="float">
            <text:p>81.1346568289863</text:p>
          </table:table-cell>
          <table:table-cell table:style-name="Default" office:value-type="float" office:value="-46.6724986258856" calcext:value-type="float">
            <text:p>-46.6724986258856</text:p>
          </table:table-cell>
          <table:table-cell table:style-name="Default" office:value-type="float" office:value="51.4925373134328" calcext:value-type="float">
            <text:p>51.4925373134328</text:p>
          </table:table-cell>
          <table:table-cell table:style-name="Default" office:value-type="float" office:value="56.1181434599156" calcext:value-type="float">
            <text:p>56.1181434599156</text:p>
          </table:table-cell>
          <table:table-cell table:style-name="Default" office:value-type="float" office:value="44.8484848484849" calcext:value-type="float">
            <text:p>44.8484848484849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style-name="Default" office:value-type="float" office:value="-1091.84202218605" calcext:value-type="float">
            <text:p>-1091.84202218605</text:p>
          </table:table-cell>
          <table:table-cell table:style-name="Default" office:value-type="float" office:value="-570.749107606245" calcext:value-type="float">
            <text:p>-570.749107606245</text:p>
          </table:table-cell>
          <table:table-cell table:style-name="Default" office:value-type="float" office:value="-521.092914579808" calcext:value-type="float">
            <text:p>-521.092914579808</text:p>
          </table:table-cell>
          <table:table-cell table:style-name="Default" office:value-type="float" office:value="27.8557114228457" calcext:value-type="float">
            <text:p>27.8557114228457</text:p>
          </table:table-cell>
          <table:table-cell table:style-name="Default" office:value-type="float" office:value="27.2727272727273" calcext:value-type="float">
            <text:p>27.2727272727273</text:p>
          </table:table-cell>
          <table:table-cell table:style-name="Default" office:value-type="float" office:value="28.4046692607004" calcext:value-type="float">
            <text:p>28.4046692607004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-9.83823141667342" calcext:value-type="float">
            <text:p>-9.83823141667342</text:p>
          </table:table-cell>
          <table:table-cell table:style-name="Default" office:value-type="float" office:value="56.2237572627287" calcext:value-type="float">
            <text:p>56.2237572627287</text:p>
          </table:table-cell>
          <table:table-cell table:style-name="Default" office:value-type="float" office:value="-66.0619886794021" calcext:value-type="float">
            <text:p>-66.0619886794021</text:p>
          </table:table-cell>
          <table:table-cell table:style-name="Default" office:value-type="float" office:value="54.6728971962617" calcext:value-type="float">
            <text:p>54.6728971962617</text:p>
          </table:table-cell>
          <table:table-cell table:style-name="Default" office:value-type="float" office:value="59.1928251121076" calcext:value-type="float">
            <text:p>59.1928251121076</text:p>
          </table:table-cell>
          <table:table-cell table:style-name="Default" office:value-type="float" office:value="49.7560975609756" calcext:value-type="float">
            <text:p>49.7560975609756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57.4164467007485" calcext:value-type="float">
            <text:p>-57.4164467007485</text:p>
          </table:table-cell>
          <table:table-cell table:style-name="Default" office:value-type="float" office:value="84.6616473659642" calcext:value-type="float">
            <text:p>84.6616473659642</text:p>
          </table:table-cell>
          <table:table-cell table:style-name="Default" office:value-type="float" office:value="-142.078094066713" calcext:value-type="float">
            <text:p>-142.078094066713</text:p>
          </table:table-cell>
          <table:table-cell table:style-name="Default" office:value-type="float" office:value="51.8691588785047" calcext:value-type="float">
            <text:p>51.8691588785047</text:p>
          </table:table-cell>
          <table:table-cell table:style-name="Default" office:value-type="float" office:value="57.847533632287" calcext:value-type="float">
            <text:p>57.847533632287</text:p>
          </table:table-cell>
          <table:table-cell table:style-name="Default" office:value-type="float" office:value="45.3658536585366" calcext:value-type="float">
            <text:p>45.3658536585366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29.0820758277164" calcext:value-type="float">
            <text:p>-29.0820758277164</text:p>
          </table:table-cell>
          <table:table-cell table:style-name="Default" office:value-type="float" office:value="59.8922068570032" calcext:value-type="float">
            <text:p>59.8922068570032</text:p>
          </table:table-cell>
          <table:table-cell table:style-name="Default" office:value-type="float" office:value="-88.9742826847196" calcext:value-type="float">
            <text:p>-88.9742826847196</text:p>
          </table:table-cell>
          <table:table-cell table:style-name="Default" office:value-type="float" office:value="51.8691588785047" calcext:value-type="float">
            <text:p>51.8691588785047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3414634146342" calcext:value-type="float">
            <text:p>46.3414634146342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-5.88576767370674" calcext:value-type="float">
            <text:p>-5.88576767370674</text:p>
          </table:table-cell>
          <table:table-cell table:style-name="Default" office:value-type="float" office:value="54.9874796071245" calcext:value-type="float">
            <text:p>54.9874796071245</text:p>
          </table:table-cell>
          <table:table-cell table:style-name="Default" office:value-type="float" office:value="-60.8732472808312" calcext:value-type="float">
            <text:p>-60.8732472808312</text:p>
          </table:table-cell>
          <table:table-cell table:style-name="Default" office:value-type="float" office:value="50.2369668246446" calcext:value-type="float">
            <text:p>50.2369668246446</text:p>
          </table:table-cell>
          <table:table-cell table:style-name="Default" office:value-type="float" office:value="58.8235294117647" calcext:value-type="float">
            <text:p>58.8235294117647</text:p>
          </table:table-cell>
          <table:table-cell table:style-name="Default" office:value-type="float" office:value="44.4444444444444" calcext:value-type="float">
            <text:p>44.4444444444444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59.4749494187904" calcext:value-type="float">
            <text:p>-59.4749494187904</text:p>
          </table:table-cell>
          <table:table-cell table:style-name="Default" office:value-type="float" office:value="45.4316252312259" calcext:value-type="float">
            <text:p>45.4316252312259</text:p>
          </table:table-cell>
          <table:table-cell table:style-name="Default" office:value-type="float" office:value="-104.906574650016" calcext:value-type="float">
            <text:p>-104.906574650016</text:p>
          </table:table-cell>
          <table:table-cell table:style-name="Default" office:value-type="float" office:value="54.6728971962617" calcext:value-type="float">
            <text:p>54.6728971962617</text:p>
          </table:table-cell>
          <table:table-cell table:style-name="Default" office:value-type="float" office:value="59.6412556053812" calcext:value-type="float">
            <text:p>59.6412556053812</text:p>
          </table:table-cell>
          <table:table-cell table:style-name="Default" office:value-type="float" office:value="49.2682926829268" calcext:value-type="float">
            <text:p>49.2682926829268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20.8077860710466" calcext:value-type="float">
            <text:p>-20.8077860710466</text:p>
          </table:table-cell>
          <table:table-cell table:style-name="Default" office:value-type="float" office:value="49.9773533334484" calcext:value-type="float">
            <text:p>49.9773533334484</text:p>
          </table:table-cell>
          <table:table-cell table:style-name="Default" office:value-type="float" office:value="-70.7851394044951" calcext:value-type="float">
            <text:p>-70.7851394044951</text:p>
          </table:table-cell>
          <table:table-cell table:style-name="Default" office:value-type="float" office:value="52.1628498727735" calcext:value-type="float">
            <text:p>52.1628498727735</text:p>
          </table:table-cell>
          <table:table-cell table:style-name="Default" office:value-type="float" office:value="56.8376068376068" calcext:value-type="float">
            <text:p>56.8376068376068</text:p>
          </table:table-cell>
          <table:table-cell table:style-name="Default" office:value-type="float" office:value="45.2830188679245" calcext:value-type="float">
            <text:p>45.283018867924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style-name="Default" office:value-type="float" office:value="-756.116860786768" calcext:value-type="float">
            <text:p>-756.116860786768</text:p>
          </table:table-cell>
          <table:table-cell table:style-name="Default" office:value-type="float" office:value="-419.490076272965" calcext:value-type="float">
            <text:p>-419.490076272965</text:p>
          </table:table-cell>
          <table:table-cell table:style-name="Default" office:value-type="float" office:value="-336.626784513803" calcext:value-type="float">
            <text:p>-336.626784513803</text:p>
          </table:table-cell>
          <table:table-cell table:style-name="Default" office:value-type="float" office:value="34.1222879684418" calcext:value-type="float">
            <text:p>34.1222879684418</text:p>
          </table:table-cell>
          <table:table-cell table:style-name="Default" office:value-type="float" office:value="31.9838056680162" calcext:value-type="float">
            <text:p>31.9838056680162</text:p>
          </table:table-cell>
          <table:table-cell table:style-name="Default" office:value-type="float" office:value="36.1538461538462" calcext:value-type="float">
            <text:p>36.1538461538462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18.8803349980958" calcext:value-type="float">
            <text:p>-18.8803349980958</text:p>
          </table:table-cell>
          <table:table-cell table:style-name="Default" office:value-type="float" office:value="46.9748634614552" calcext:value-type="float">
            <text:p>46.9748634614552</text:p>
          </table:table-cell>
          <table:table-cell table:style-name="Default" office:value-type="float" office:value="-65.8551984595509" calcext:value-type="float">
            <text:p>-65.8551984595509</text:p>
          </table:table-cell>
          <table:table-cell table:style-name="Default" office:value-type="float" office:value="54.9065420560748" calcext:value-type="float">
            <text:p>54.9065420560748</text:p>
          </table:table-cell>
          <table:table-cell table:style-name="Default" office:value-type="float" office:value="59.6412556053812" calcext:value-type="float">
            <text:p>59.6412556053812</text:p>
          </table:table-cell>
          <table:table-cell table:style-name="Default" office:value-type="float" office:value="49.7560975609756" calcext:value-type="float">
            <text:p>49.7560975609756</text:p>
          </table:table-cell>
          <table:table-cell/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-42.3426747685979" calcext:value-type="float">
            <text:p>-42.3426747685979</text:p>
          </table:table-cell>
          <table:table-cell table:style-name="Default" office:value-type="float" office:value="82.6105575349822" calcext:value-type="float">
            <text:p>82.6105575349822</text:p>
          </table:table-cell>
          <table:table-cell table:style-name="Default" office:value-type="float" office:value="-124.95323230358" calcext:value-type="float">
            <text:p>-124.95323230358</text:p>
          </table:table-cell>
          <table:table-cell table:style-name="Default" office:value-type="float" office:value="52.5700934579439" calcext:value-type="float">
            <text:p>52.5700934579439</text:p>
          </table:table-cell>
          <table:table-cell table:style-name="Default" office:value-type="float" office:value="58.2959641255605" calcext:value-type="float">
            <text:p>58.2959641255605</text:p>
          </table:table-cell>
          <table:table-cell table:style-name="Default" office:value-type="float" office:value="46.3414634146342" calcext:value-type="float">
            <text:p>46.3414634146342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-24.8950690763447" calcext:value-type="float">
            <text:p>-24.8950690763447</text:p>
          </table:table-cell>
          <table:table-cell table:style-name="Default" office:value-type="float" office:value="62.4995739162766" calcext:value-type="float">
            <text:p>62.4995739162766</text:p>
          </table:table-cell>
          <table:table-cell table:style-name="Default" office:value-type="float" office:value="-87.3946429926213" calcext:value-type="float">
            <text:p>-87.3946429926213</text:p>
          </table:table-cell>
          <table:table-cell table:style-name="Default" office:value-type="float" office:value="51.6355140186916" calcext:value-type="float">
            <text:p>51.6355140186916</text:p>
          </table:table-cell>
          <table:table-cell table:style-name="Default" office:value-type="float" office:value="56.5022421524664" calcext:value-type="float">
            <text:p>56.5022421524664</text:p>
          </table:table-cell>
          <table:table-cell table:style-name="Default" office:value-type="float" office:value="46.3414634146342" calcext:value-type="float">
            <text:p>46.3414634146342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13.1500829998154" calcext:value-type="float">
            <text:p>-13.1500829998154</text:p>
          </table:table-cell>
          <table:table-cell table:style-name="Default" office:value-type="float" office:value="53.6298391989488" calcext:value-type="float">
            <text:p>53.6298391989488</text:p>
          </table:table-cell>
          <table:table-cell table:style-name="Default" office:value-type="float" office:value="-66.7799221987641" calcext:value-type="float">
            <text:p>-66.7799221987641</text:p>
          </table:table-cell>
          <table:table-cell table:style-name="Default" office:value-type="float" office:value="49.4505494505495" calcext:value-type="float">
            <text:p>49.4505494505495</text:p>
          </table:table-cell>
          <table:table-cell table:style-name="Default" office:value-type="float" office:value="59.4594594594595" calcext:value-type="float">
            <text:p>59.4594594594595</text:p>
          </table:table-cell>
          <table:table-cell table:style-name="Default" office:value-type="float" office:value="42.5925925925926" calcext:value-type="float">
            <text:p>42.5925925925926</text:p>
          </table:table-cell>
          <table:table-cell/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-70.6762408496034" calcext:value-type="float">
            <text:p>-70.6762408496034</text:p>
          </table:table-cell>
          <table:table-cell table:style-name="Default" office:value-type="float" office:value="38.8839500495793" calcext:value-type="float">
            <text:p>38.8839500495793</text:p>
          </table:table-cell>
          <table:table-cell table:style-name="Default" office:value-type="float" office:value="-109.560190899183" calcext:value-type="float">
            <text:p>-109.560190899183</text:p>
          </table:table-cell>
          <table:table-cell table:style-name="Default" office:value-type="float" office:value="54.6728971962617" calcext:value-type="float">
            <text:p>54.6728971962617</text:p>
          </table:table-cell>
          <table:table-cell table:style-name="Default" office:value-type="float" office:value="59.6412556053812" calcext:value-type="float">
            <text:p>59.6412556053812</text:p>
          </table:table-cell>
          <table:table-cell table:style-name="Default" office:value-type="float" office:value="49.2682926829268" calcext:value-type="float">
            <text:p>49.2682926829268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6.94959875254" calcext:value-type="float">
            <text:p>-36.94959875254</text:p>
          </table:table-cell>
          <table:table-cell table:style-name="Default" office:value-type="float" office:value="61.3597337006279" calcext:value-type="float">
            <text:p>61.3597337006279</text:p>
          </table:table-cell>
          <table:table-cell table:style-name="Default" office:value-type="float" office:value="-98.3093324531679" calcext:value-type="float">
            <text:p>-98.3093324531679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6.0975609756098" calcext:value-type="float">
            <text:p>56.0975609756098</text:p>
          </table:table-cell>
          <table:table-cell table:style-name="Default" office:value-type="float" office:value="45.4545454545455" calcext:value-type="float">
            <text:p>45.454545454545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style-name="Default" office:value-type="float" office:value="-845.098558749305" calcext:value-type="float">
            <text:p>-845.098558749305</text:p>
          </table:table-cell>
          <table:table-cell table:style-name="Default" office:value-type="float" office:value="-632.047555399811" calcext:value-type="float">
            <text:p>-632.047555399811</text:p>
          </table:table-cell>
          <table:table-cell table:style-name="Default" office:value-type="float" office:value="-213.051003349493" calcext:value-type="float">
            <text:p>-213.051003349493</text:p>
          </table:table-cell>
          <table:table-cell table:style-name="Default" office:value-type="float" office:value="30.3393213572854" calcext:value-type="float">
            <text:p>30.3393213572854</text:p>
          </table:table-cell>
          <table:table-cell table:style-name="Default" office:value-type="float" office:value="20.3703703703704" calcext:value-type="float">
            <text:p>20.3703703703704</text:p>
          </table:table-cell>
          <table:table-cell table:style-name="Default" office:value-type="float" office:value="37.8947368421053" calcext:value-type="float">
            <text:p>37.8947368421053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13.6581211089592" calcext:value-type="float">
            <text:p>-13.6581211089592</text:p>
          </table:table-cell>
          <table:table-cell table:style-name="Default" office:value-type="float" office:value="48.3829793141458" calcext:value-type="float">
            <text:p>48.3829793141458</text:p>
          </table:table-cell>
          <table:table-cell table:style-name="Default" office:value-type="float" office:value="-62.041100423105" calcext:value-type="float">
            <text:p>-62.041100423105</text:p>
          </table:table-cell>
          <table:table-cell table:style-name="Default" office:value-type="float" office:value="55.1401869158878" calcext:value-type="float">
            <text:p>55.1401869158878</text:p>
          </table:table-cell>
          <table:table-cell table:style-name="Default" office:value-type="float" office:value="59.6412556053812" calcext:value-type="float">
            <text:p>59.6412556053812</text:p>
          </table:table-cell>
          <table:table-cell table:style-name="Default" office:value-type="float" office:value="50.2439024390244" calcext:value-type="float">
            <text:p>50.2439024390244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163.75036023834" calcext:value-type="float">
            <text:p>-163.75036023834</text:p>
          </table:table-cell>
          <table:table-cell table:style-name="Default" office:value-type="float" office:value="49.1110069610008" calcext:value-type="float">
            <text:p>49.1110069610008</text:p>
          </table:table-cell>
          <table:table-cell table:style-name="Default" office:value-type="float" office:value="-212.86136719934" calcext:value-type="float">
            <text:p>-212.86136719934</text:p>
          </table:table-cell>
          <table:table-cell table:style-name="Default" office:value-type="float" office:value="52.5700934579439" calcext:value-type="float">
            <text:p>52.5700934579439</text:p>
          </table:table-cell>
          <table:table-cell table:style-name="Default" office:value-type="float" office:value="58.7443946188341" calcext:value-type="float">
            <text:p>58.7443946188341</text:p>
          </table:table-cell>
          <table:table-cell table:style-name="Default" office:value-type="float" office:value="45.8536585365854" calcext:value-type="float">
            <text:p>45.8536585365854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12.3898017850103" calcext:value-type="float">
            <text:p>-12.3898017850103</text:p>
          </table:table-cell>
          <table:table-cell table:style-name="Default" office:value-type="float" office:value="68.7362326137851" calcext:value-type="float">
            <text:p>68.7362326137851</text:p>
          </table:table-cell>
          <table:table-cell table:style-name="Default" office:value-type="float" office:value="-81.1260343987954" calcext:value-type="float">
            <text:p>-81.1260343987954</text:p>
          </table:table-cell>
          <table:table-cell table:style-name="Default" office:value-type="float" office:value="51.6355140186916" calcext:value-type="float">
            <text:p>51.6355140186916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5.8536585365854" calcext:value-type="float">
            <text:p>45.8536585365854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6.59424885890154" calcext:value-type="float">
            <text:p>6.59424885890154</text:p>
          </table:table-cell>
          <table:table-cell table:style-name="Default" office:value-type="float" office:value="48.2847144504565" calcext:value-type="float">
            <text:p>48.2847144504565</text:p>
          </table:table-cell>
          <table:table-cell table:style-name="Default" office:value-type="float" office:value="-41.690465591555" calcext:value-type="float">
            <text:p>-41.690465591555</text:p>
          </table:table-cell>
          <table:table-cell table:style-name="Default" office:value-type="float" office:value="50.3597122302158" calcext:value-type="float">
            <text:p>50.3597122302158</text:p>
          </table:table-cell>
          <table:table-cell table:style-name="Default" office:value-type="float" office:value="59.6491228070175" calcext:value-type="float">
            <text:p>59.6491228070175</text:p>
          </table:table-cell>
          <table:table-cell table:style-name="Default" office:value-type="float" office:value="43.9024390243903" calcext:value-type="float">
            <text:p>43.90243902439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4.3558945292569" calcext:value-type="float">
            <text:p>-74.3558945292569</text:p>
          </table:table-cell>
          <table:table-cell table:style-name="Default" office:value-type="float" office:value="38.8839500495793" calcext:value-type="float">
            <text:p>38.8839500495793</text:p>
          </table:table-cell>
          <table:table-cell table:style-name="Default" office:value-type="float" office:value="-113.239844578836" calcext:value-type="float">
            <text:p>-113.239844578836</text:p>
          </table:table-cell>
          <table:table-cell table:style-name="Default" office:value-type="float" office:value="54.6728971962617" calcext:value-type="float">
            <text:p>54.6728971962617</text:p>
          </table:table-cell>
          <table:table-cell table:style-name="Default" office:value-type="float" office:value="59.6412556053812" calcext:value-type="float">
            <text:p>59.6412556053812</text:p>
          </table:table-cell>
          <table:table-cell table:style-name="Default" office:value-type="float" office:value="49.2682926829268" calcext:value-type="float">
            <text:p>49.2682926829268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.05151849419421" calcext:value-type="float">
            <text:p>3.05151849419421</text:p>
          </table:table-cell>
          <table:table-cell table:style-name="Default" office:value-type="float" office:value="39.8941615119782" calcext:value-type="float">
            <text:p>39.8941615119782</text:p>
          </table:table-cell>
          <table:table-cell table:style-name="Default" office:value-type="float" office:value="-36.842643017784" calcext:value-type="float">
            <text:p>-36.842643017784</text:p>
          </table:table-cell>
          <table:table-cell table:style-name="Default" office:value-type="float" office:value="51.7857142857143" calcext:value-type="float">
            <text:p>51.7857142857143</text:p>
          </table:table-cell>
          <table:table-cell table:style-name="Default" office:value-type="float" office:value="54.8117154811716" calcext:value-type="float">
            <text:p>54.8117154811716</text:p>
          </table:table-cell>
          <table:table-cell table:style-name="Default" office:value-type="float" office:value="47.0588235294118" calcext:value-type="float">
            <text:p>47.0588235294118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style-name="Default" office:value-type="float" office:value="-73.1060719401763" calcext:value-type="float">
            <text:p>-73.1060719401763</text:p>
          </table:table-cell>
          <table:table-cell table:style-name="Default" office:value-type="float" office:value="119.897929018077" calcext:value-type="float">
            <text:p>119.897929018077</text:p>
          </table:table-cell>
          <table:table-cell table:style-name="Default" office:value-type="float" office:value="-193.004000958253" calcext:value-type="float">
            <text:p>-193.004000958253</text:p>
          </table:table-cell>
          <table:table-cell table:style-name="Default" office:value-type="float" office:value="48.2378854625551" calcext:value-type="float">
            <text:p>48.2378854625551</text:p>
          </table:table-cell>
          <table:table-cell table:style-name="Default" office:value-type="float" office:value="52.5423728813559" calcext:value-type="float">
            <text:p>52.5423728813559</text:p>
          </table:table-cell>
          <table:table-cell table:style-name="Default" office:value-type="float" office:value="43.5779816513761" calcext:value-type="float">
            <text:p>43.5779816513761</text:p>
          </table:table-cell>
          <table:table-cell table:number-columns-repeated="9"/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-181.643383115849" calcext:value-type="float">
            <text:p>-181.643383115849</text:p>
          </table:table-cell>
          <table:table-cell table:style-name="Default" office:value-type="float" office:value="41.1633324787745" calcext:value-type="float">
            <text:p>41.1633324787745</text:p>
          </table:table-cell>
          <table:table-cell table:style-name="Default" office:value-type="float" office:value="-222.806715594624" calcext:value-type="float">
            <text:p>-222.806715594624</text:p>
          </table:table-cell>
          <table:table-cell table:style-name="Default" office:value-type="float" office:value="52.3364485981308" calcext:value-type="float">
            <text:p>52.3364485981308</text:p>
          </table:table-cell>
          <table:table-cell table:style-name="Default" office:value-type="float" office:value="59.1928251121076" calcext:value-type="float">
            <text:p>59.1928251121076</text:p>
          </table:table-cell>
          <table:table-cell table:style-name="Default" office:value-type="float" office:value="44.8780487804878" calcext:value-type="float">
            <text:p>44.8780487804878</text:p>
          </table:table-cell>
          <table:table-cell/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-21.4669254812177" calcext:value-type="float">
            <text:p>-21.4669254812177</text:p>
          </table:table-cell>
          <table:table-cell table:style-name="Default" office:value-type="float" office:value="66.171576765905" calcext:value-type="float">
            <text:p>66.171576765905</text:p>
          </table:table-cell>
          <table:table-cell table:style-name="Default" office:value-type="float" office:value="-87.6385022471227" calcext:value-type="float">
            <text:p>-87.6385022471227</text:p>
          </table:table-cell>
          <table:table-cell table:style-name="Default" office:value-type="float" office:value="52.5700934579439" calcext:value-type="float">
            <text:p>52.5700934579439</text:p>
          </table:table-cell>
          <table:table-cell table:style-name="Default" office:value-type="float" office:value="58.2959641255605" calcext:value-type="float">
            <text:p>58.2959641255605</text:p>
          </table:table-cell>
          <table:table-cell table:style-name="Default" office:value-type="float" office:value="46.3414634146342" calcext:value-type="float">
            <text:p>46.3414634146342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5.75086762953167" calcext:value-type="float">
            <text:p>5.75086762953167</text:p>
          </table:table-cell>
          <table:table-cell table:style-name="Default" office:value-type="float" office:value="40.383125321541" calcext:value-type="float">
            <text:p>40.383125321541</text:p>
          </table:table-cell>
          <table:table-cell table:style-name="Default" office:value-type="float" office:value="-34.6322576920093" calcext:value-type="float">
            <text:p>-34.6322576920093</text:p>
          </table:table-cell>
          <table:table-cell table:style-name="Default" office:value-type="float" office:value="49.3506493506493" calcext:value-type="float">
            <text:p>49.350649350649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2.5531914893617" calcext:value-type="float">
            <text:p>42.5531914893617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-71.9284918501236" calcext:value-type="float">
            <text:p>-71.9284918501236</text:p>
          </table:table-cell>
          <table:table-cell table:style-name="Default" office:value-type="float" office:value="38.8839500495793" calcext:value-type="float">
            <text:p>38.8839500495793</text:p>
          </table:table-cell>
          <table:table-cell table:style-name="Default" office:value-type="float" office:value="-110.812441899703" calcext:value-type="float">
            <text:p>-110.812441899703</text:p>
          </table:table-cell>
          <table:table-cell table:style-name="Default" office:value-type="float" office:value="54.6728971962617" calcext:value-type="float">
            <text:p>54.6728971962617</text:p>
          </table:table-cell>
          <table:table-cell table:style-name="Default" office:value-type="float" office:value="59.6412556053812" calcext:value-type="float">
            <text:p>59.6412556053812</text:p>
          </table:table-cell>
          <table:table-cell table:style-name="Default" office:value-type="float" office:value="49.2682926829268" calcext:value-type="float">
            <text:p>49.2682926829268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style-name="Default" office:value-type="float" office:value="-636.917251888252" calcext:value-type="float">
            <text:p>-636.917251888252</text:p>
          </table:table-cell>
          <table:table-cell table:style-name="Default" office:value-type="float" office:value="-248.338578767374" calcext:value-type="float">
            <text:p>-248.338578767374</text:p>
          </table:table-cell>
          <table:table-cell table:style-name="Default" office:value-type="float" office:value="-388.578673120878" calcext:value-type="float">
            <text:p>-388.578673120878</text:p>
          </table:table-cell>
          <table:table-cell table:style-name="Default" office:value-type="float" office:value="36.7768595041322" calcext:value-type="float">
            <text:p>36.7768595041322</text:p>
          </table:table-cell>
          <table:table-cell table:style-name="Default" office:value-type="float" office:value="36.8852459016393" calcext:value-type="float">
            <text:p>36.8852459016393</text:p>
          </table:table-cell>
          <table:table-cell table:style-name="Default" office:value-type="float" office:value="36.6666666666667" calcext:value-type="float">
            <text:p>36.6666666666667</text:p>
          </table:table-cell>
          <table:table-cell table:number-columns-repeated="9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237.564172349549" calcext:value-type="float">
            <text:p>-237.564172349549</text:p>
          </table:table-cell>
          <table:table-cell table:style-name="Default" office:value-type="float" office:value="25.6656302156401" calcext:value-type="float">
            <text:p>25.6656302156401</text:p>
          </table:table-cell>
          <table:table-cell table:style-name="Default" office:value-type="float" office:value="-263.229802565189" calcext:value-type="float">
            <text:p>-263.229802565189</text:p>
          </table:table-cell>
          <table:table-cell table:style-name="Default" office:value-type="float" office:value="52.5700934579439" calcext:value-type="float">
            <text:p>52.5700934579439</text:p>
          </table:table-cell>
          <table:table-cell table:style-name="Default" office:value-type="float" office:value="60.0896860986547" calcext:value-type="float">
            <text:p>60.0896860986547</text:p>
          </table:table-cell>
          <table:table-cell table:style-name="Default" office:value-type="float" office:value="44.390243902439" calcext:value-type="float">
            <text:p>44.390243902439</text:p>
          </table:table-cell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9.3732717273517" calcext:value-type="float">
            <text:p>49.3732717273517</text:p>
          </table:table-cell>
          <table:table-cell table:style-name="Default" office:value-type="float" office:value="42.4301866529181" calcext:value-type="float">
            <text:p>42.4301866529181</text:p>
          </table:table-cell>
          <table:table-cell table:style-name="Default" office:value-type="float" office:value="6.94308507443363" calcext:value-type="float">
            <text:p>6.9430850744336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7.8947368421053" calcext:value-type="float">
            <text:p>57.8947368421053</text:p>
          </table:table-cell>
          <table:table-cell table:style-name="Default" office:value-type="float" office:value="48.3870967741936" calcext:value-type="float">
            <text:p>48.3870967741936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-67.3433663155254" calcext:value-type="float">
            <text:p>-67.3433663155254</text:p>
          </table:table-cell>
          <table:table-cell table:style-name="Default" office:value-type="float" office:value="38.8839500495793" calcext:value-type="float">
            <text:p>38.8839500495793</text:p>
          </table:table-cell>
          <table:table-cell table:style-name="Default" office:value-type="float" office:value="-106.227316365105" calcext:value-type="float">
            <text:p>-106.227316365105</text:p>
          </table:table-cell>
          <table:table-cell table:style-name="Default" office:value-type="float" office:value="54.6728971962617" calcext:value-type="float">
            <text:p>54.6728971962617</text:p>
          </table:table-cell>
          <table:table-cell table:style-name="Default" office:value-type="float" office:value="59.6412556053812" calcext:value-type="float">
            <text:p>59.6412556053812</text:p>
          </table:table-cell>
          <table:table-cell table:style-name="Default" office:value-type="float" office:value="49.2682926829268" calcext:value-type="float">
            <text:p>49.2682926829268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style-name="Default" office:value-type="float" office:value="-21.9947859696189" calcext:value-type="float">
            <text:p>-21.9947859696189</text:p>
          </table:table-cell>
          <table:table-cell table:style-name="Default" office:value-type="float" office:value="60.3162122798186" calcext:value-type="float">
            <text:p>60.3162122798186</text:p>
          </table:table-cell>
          <table:table-cell table:style-name="Default" office:value-type="float" office:value="-82.3109982494375" calcext:value-type="float">
            <text:p>-82.3109982494375</text:p>
          </table:table-cell>
          <table:table-cell table:style-name="Default" office:value-type="float" office:value="52.1028037383178" calcext:value-type="float">
            <text:p>52.1028037383178</text:p>
          </table:table-cell>
          <table:table-cell table:style-name="Default" office:value-type="float" office:value="56.9506726457399" calcext:value-type="float">
            <text:p>56.9506726457399</text:p>
          </table:table-cell>
          <table:table-cell table:style-name="Default" office:value-type="float" office:value="46.8292682926829" calcext:value-type="float">
            <text:p>46.8292682926829</text:p>
          </table:table-cell>
          <table:table-cell table:number-columns-repeated="9"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195.049196746883" calcext:value-type="float">
            <text:p>-195.049196746883</text:p>
          </table:table-cell>
          <table:table-cell table:style-name="Default" office:value-type="float" office:value="8.8474475620131" calcext:value-type="float">
            <text:p>8.8474475620131</text:p>
          </table:table-cell>
          <table:table-cell table:style-name="Default" office:value-type="float" office:value="-203.896644308896" calcext:value-type="float">
            <text:p>-203.896644308896</text:p>
          </table:table-cell>
          <table:table-cell table:style-name="Default" office:value-type="float" office:value="53.0373831775701" calcext:value-type="float">
            <text:p>53.0373831775701</text:p>
          </table:table-cell>
          <table:table-cell table:style-name="Default" office:value-type="float" office:value="60.0896860986547" calcext:value-type="float">
            <text:p>60.0896860986547</text:p>
          </table:table-cell>
          <table:table-cell table:style-name="Default" office:value-type="float" office:value="45.3658536585366" calcext:value-type="float">
            <text:p>45.3658536585366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style-name="Default" office:value-type="float" office:value="-2144.54334851426" calcext:value-type="float">
            <text:p>-2144.54334851426</text:p>
          </table:table-cell>
          <table:table-cell table:style-name="Default" office:value-type="float" office:value="-946.16750557803" calcext:value-type="float">
            <text:p>-946.16750557803</text:p>
          </table:table-cell>
          <table:table-cell table:style-name="Default" office:value-type="float" office:value="-1198.37584293623" calcext:value-type="float">
            <text:p>-1198.37584293623</text:p>
          </table:table-cell>
          <table:table-cell table:style-name="Default" office:value-type="float" office:value="12.3873873873874" calcext:value-type="float">
            <text:p>12.3873873873874</text:p>
          </table:table-cell>
          <table:table-cell table:style-name="Default" office:value-type="float" office:value="10.3825136612022" calcext:value-type="float">
            <text:p>10.3825136612022</text:p>
          </table:table-cell>
          <table:table-cell table:style-name="Default" office:value-type="float" office:value="13.7931034482759" calcext:value-type="float">
            <text:p>13.7931034482759</text:p>
          </table:table-cell>
          <table:table-cell table:number-columns-repeated="9"/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-186.051232688956" calcext:value-type="float">
            <text:p>-186.051232688956</text:p>
          </table:table-cell>
          <table:table-cell table:style-name="Default" office:value-type="float" office:value="-10.5231895306717" calcext:value-type="float">
            <text:p>-10.5231895306717</text:p>
          </table:table-cell>
          <table:table-cell table:style-name="Default" office:value-type="float" office:value="-175.528043158284" calcext:value-type="float">
            <text:p>-175.528043158284</text:p>
          </table:table-cell>
          <table:table-cell table:style-name="Default" office:value-type="float" office:value="53.0373831775701" calcext:value-type="float">
            <text:p>53.0373831775701</text:p>
          </table:table-cell>
          <table:table-cell table:style-name="Default" office:value-type="float" office:value="60.0896860986547" calcext:value-type="float">
            <text:p>60.0896860986547</text:p>
          </table:table-cell>
          <table:table-cell table:style-name="Default" office:value-type="float" office:value="45.3658536585366" calcext:value-type="float">
            <text:p>45.3658536585366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style-name="Default" office:value-type="float" office:value="-889.177162538781" calcext:value-type="float">
            <text:p>-889.177162538781</text:p>
          </table:table-cell>
          <table:table-cell table:style-name="Default" office:value-type="float" office:value="-590.900355541362" calcext:value-type="float">
            <text:p>-590.900355541362</text:p>
          </table:table-cell>
          <table:table-cell table:style-name="Default" office:value-type="float" office:value="-298.276806997418" calcext:value-type="float">
            <text:p>-298.276806997418</text:p>
          </table:table-cell>
          <table:table-cell table:style-name="Default" office:value-type="float" office:value="25.1131221719457" calcext:value-type="float">
            <text:p>25.1131221719457</text:p>
          </table:table-cell>
          <table:table-cell table:style-name="Default" office:value-type="float" office:value="22.3214285714286" calcext:value-type="float">
            <text:p>22.3214285714286</text:p>
          </table:table-cell>
          <table:table-cell table:style-name="Default" office:value-type="float" office:value="27.9816513761468" calcext:value-type="float">
            <text:p>27.981651376146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style-name="Default" office:value-type="float" office:value="-545.847992591687" calcext:value-type="float">
            <text:p>-545.847992591687</text:p>
          </table:table-cell>
          <table:table-cell table:style-name="Default" office:value-type="float" office:value="-295.872010288125" calcext:value-type="float">
            <text:p>-295.872010288125</text:p>
          </table:table-cell>
          <table:table-cell table:style-name="Default" office:value-type="float" office:value="-249.975982303562" calcext:value-type="float">
            <text:p>-249.975982303562</text:p>
          </table:table-cell>
          <table:table-cell table:style-name="Default" office:value-type="float" office:value="30.5747126436782" calcext:value-type="float">
            <text:p>30.5747126436782</text:p>
          </table:table-cell>
          <table:table-cell table:style-name="Default" office:value-type="float" office:value="32.3809523809524" calcext:value-type="float">
            <text:p>32.3809523809524</text:p>
          </table:table-cell>
          <table:table-cell table:style-name="Default" office:value-type="float" office:value="28.8888888888889" calcext:value-type="float">
            <text:p>28.888888888888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style-name="Default" office:value-type="float" office:value="87.4889973636322" calcext:value-type="float">
            <text:p>87.4889973636322</text:p>
          </table:table-cell>
          <table:table-cell table:style-name="Default" office:value-type="float" office:value="-117.531384187155" calcext:value-type="float">
            <text:p>-117.531384187155</text:p>
          </table:table-cell>
          <table:table-cell table:style-name="Default" office:value-type="float" office:value="205.020381550788" calcext:value-type="float">
            <text:p>205.020381550788</text:p>
          </table:table-cell>
          <table:table-cell table:style-name="Default" office:value-type="float" office:value="41.2280701754386" calcext:value-type="float">
            <text:p>41.2280701754386</text:p>
          </table:table-cell>
          <table:table-cell table:style-name="Default" office:value-type="float" office:value="37.6190476190476" calcext:value-type="float">
            <text:p>37.6190476190476</text:p>
          </table:table-cell>
          <table:table-cell table:style-name="Default" office:value-type="float" office:value="44.3089430894309" calcext:value-type="float">
            <text:p>44.308943089430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style-name="Default" office:value-type="float" office:value="-85.1281340202272" calcext:value-type="float">
            <text:p>-85.1281340202272</text:p>
          </table:table-cell>
          <table:table-cell table:style-name="Default" office:value-type="float" office:value="-7.15611379496315" calcext:value-type="float">
            <text:p>-7.15611379496315</text:p>
          </table:table-cell>
          <table:table-cell table:style-name="Default" office:value-type="float" office:value="-77.972020225264" calcext:value-type="float">
            <text:p>-77.972020225264</text:p>
          </table:table-cell>
          <table:table-cell table:style-name="Default" office:value-type="float" office:value="42.5438596491228" calcext:value-type="float">
            <text:p>42.5438596491228</text:p>
          </table:table-cell>
          <table:table-cell table:style-name="Default" office:value-type="float" office:value="45.6521739130435" calcext:value-type="float">
            <text:p>45.6521739130435</text:p>
          </table:table-cell>
          <table:table-cell table:style-name="Default" office:value-type="float" office:value="39.3805309734513" calcext:value-type="float">
            <text:p>39.380530973451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style-name="Default" office:value-type="float" office:value="-397.912520819602" calcext:value-type="float">
            <text:p>-397.912520819602</text:p>
          </table:table-cell>
          <table:table-cell table:style-name="Default" office:value-type="float" office:value="-214.663095999786" calcext:value-type="float">
            <text:p>-214.663095999786</text:p>
          </table:table-cell>
          <table:table-cell table:style-name="Default" office:value-type="float" office:value="-183.249424819815" calcext:value-type="float">
            <text:p>-183.249424819815</text:p>
          </table:table-cell>
          <table:table-cell table:style-name="Default" office:value-type="float" office:value="37.0967741935484" calcext:value-type="float">
            <text:p>37.0967741935484</text:p>
          </table:table-cell>
          <table:table-cell table:style-name="Default" office:value-type="float" office:value="37.219730941704" calcext:value-type="float">
            <text:p>37.219730941704</text:p>
          </table:table-cell>
          <table:table-cell table:style-name="Default" office:value-type="float" office:value="36.9668246445498" calcext:value-type="float">
            <text:p>36.966824644549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style-name="Default" office:value-type="float" office:value="-200.03706160597" calcext:value-type="float">
            <text:p>-200.03706160597</text:p>
          </table:table-cell>
          <table:table-cell table:style-name="Default" office:value-type="float" office:value="5.08036032922833" calcext:value-type="float">
            <text:p>5.08036032922833</text:p>
          </table:table-cell>
          <table:table-cell table:style-name="Default" office:value-type="float" office:value="-205.117421935198" calcext:value-type="float">
            <text:p>-205.117421935198</text:p>
          </table:table-cell>
          <table:table-cell table:style-name="Default" office:value-type="float" office:value="42.688679245283" calcext:value-type="float">
            <text:p>42.688679245283</text:p>
          </table:table-cell>
          <table:table-cell table:style-name="Default" office:value-type="float" office:value="48.2142857142857" calcext:value-type="float">
            <text:p>48.2142857142857</text:p>
          </table:table-cell>
          <table:table-cell table:style-name="Default" office:value-type="float" office:value="36.5" calcext:value-type="float">
            <text:p>36.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style-name="Default" office:value-type="float" office:value="-216.908498497333" calcext:value-type="float">
            <text:p>-216.908498497333</text:p>
          </table:table-cell>
          <table:table-cell table:style-name="Default" office:value-type="float" office:value="-75.0255167975752" calcext:value-type="float">
            <text:p>-75.0255167975752</text:p>
          </table:table-cell>
          <table:table-cell table:style-name="Default" office:value-type="float" office:value="-141.882981699758" calcext:value-type="float">
            <text:p>-141.882981699758</text:p>
          </table:table-cell>
          <table:table-cell table:style-name="Default" office:value-type="float" office:value="42.2391857506361" calcext:value-type="float">
            <text:p>42.2391857506361</text:p>
          </table:table-cell>
          <table:table-cell table:style-name="Default" office:value-type="float" office:value="44.8275862068966" calcext:value-type="float">
            <text:p>44.8275862068966</text:p>
          </table:table-cell>
          <table:table-cell table:style-name="Default" office:value-type="float" office:value="39.4736842105263" calcext:value-type="float">
            <text:p>39.473684210526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style-name="Default" office:value-type="float" office:value="-276.966353495772" calcext:value-type="float">
            <text:p>-276.966353495772</text:p>
          </table:table-cell>
          <table:table-cell table:style-name="Default" office:value-type="float" office:value="-176.277656332822" calcext:value-type="float">
            <text:p>-176.277656332822</text:p>
          </table:table-cell>
          <table:table-cell table:style-name="Default" office:value-type="float" office:value="-100.688697162949" calcext:value-type="float">
            <text:p>-100.688697162949</text:p>
          </table:table-cell>
          <table:table-cell table:style-name="Default" office:value-type="float" office:value="33.4916864608076" calcext:value-type="float">
            <text:p>33.4916864608076</text:p>
          </table:table-cell>
          <table:table-cell table:style-name="Default" office:value-type="float" office:value="33.6492890995261" calcext:value-type="float">
            <text:p>33.6492890995261</text:p>
          </table:table-cell>
          <table:table-cell table:style-name="Default" office:value-type="float" office:value="33.3333333333333" calcext:value-type="float">
            <text:p>33.333333333333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style-name="Default" office:value-type="float" office:value="-213.957620756756" calcext:value-type="float">
            <text:p>-213.957620756756</text:p>
          </table:table-cell>
          <table:table-cell table:style-name="Default" office:value-type="float" office:value="-47.5893695461177" calcext:value-type="float">
            <text:p>-47.5893695461177</text:p>
          </table:table-cell>
          <table:table-cell table:style-name="Default" office:value-type="float" office:value="-166.368251210638" calcext:value-type="float">
            <text:p>-166.368251210638</text:p>
          </table:table-cell>
          <table:table-cell table:style-name="Default" office:value-type="float" office:value="39.2059553349876" calcext:value-type="float">
            <text:p>39.2059553349876</text:p>
          </table:table-cell>
          <table:table-cell table:style-name="Default" office:value-type="float" office:value="44.0217391304348" calcext:value-type="float">
            <text:p>44.0217391304348</text:p>
          </table:table-cell>
          <table:table-cell table:style-name="Default" office:value-type="float" office:value="35.1598173515982" calcext:value-type="float">
            <text:p>35.1598173515982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style-name="Default" office:value-type="float" office:value="-167.630604082285" calcext:value-type="float">
            <text:p>-167.630604082285</text:p>
          </table:table-cell>
          <table:table-cell table:style-name="Default" office:value-type="float" office:value="-90.3707282618556" calcext:value-type="float">
            <text:p>-90.3707282618556</text:p>
          </table:table-cell>
          <table:table-cell table:style-name="Default" office:value-type="float" office:value="-77.2598758204299" calcext:value-type="float">
            <text:p>-77.2598758204299</text:p>
          </table:table-cell>
          <table:table-cell table:style-name="Default" office:value-type="float" office:value="39.7560975609756" calcext:value-type="float">
            <text:p>39.7560975609756</text:p>
          </table:table-cell>
          <table:table-cell table:style-name="Default" office:value-type="float" office:value="41.8367346938776" calcext:value-type="float">
            <text:p>41.8367346938776</text:p>
          </table:table-cell>
          <table:table-cell table:style-name="Default" office:value-type="float" office:value="37.8504672897196" calcext:value-type="float">
            <text:p>37.8504672897196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style-name="Default" office:value-type="float" office:value="-801.09801032012" calcext:value-type="float">
            <text:p>-801.09801032012</text:p>
          </table:table-cell>
          <table:table-cell table:style-name="Default" office:value-type="float" office:value="-477.179882307574" calcext:value-type="float">
            <text:p>-477.179882307574</text:p>
          </table:table-cell>
          <table:table-cell table:style-name="Default" office:value-type="float" office:value="-323.918128012545" calcext:value-type="float">
            <text:p>-323.918128012545</text:p>
          </table:table-cell>
          <table:table-cell table:style-name="Default" office:value-type="float" office:value="29.1666666666667" calcext:value-type="float">
            <text:p>29.1666666666667</text:p>
          </table:table-cell>
          <table:table-cell table:style-name="Default" office:value-type="float" office:value="23.1155778894472" calcext:value-type="float">
            <text:p>23.1155778894472</text:p>
          </table:table-cell>
          <table:table-cell table:style-name="Default" office:value-type="float" office:value="33.852140077821" calcext:value-type="float">
            <text:p>33.852140077821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style-name="Default" office:value-type="float" office:value="85.7917353859929" calcext:value-type="float">
            <text:p>85.7917353859929</text:p>
          </table:table-cell>
          <table:table-cell table:style-name="Default" office:value-type="float" office:value="-184.414521029557" calcext:value-type="float">
            <text:p>-184.414521029557</text:p>
          </table:table-cell>
          <table:table-cell table:style-name="Default" office:value-type="float" office:value="270.206256415549" calcext:value-type="float">
            <text:p>270.206256415549</text:p>
          </table:table-cell>
          <table:table-cell table:style-name="Default" office:value-type="float" office:value="39.96138996139" calcext:value-type="float">
            <text:p>39.96138996139</text:p>
          </table:table-cell>
          <table:table-cell table:style-name="Default" office:value-type="float" office:value="34.5132743362832" calcext:value-type="float">
            <text:p>34.5132743362832</text:p>
          </table:table-cell>
          <table:table-cell table:style-name="Default" office:value-type="float" office:value="44.1780821917808" calcext:value-type="float">
            <text:p>44.178082191780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style-name="Default" office:value-type="float" office:value="-884.496318462974" calcext:value-type="float">
            <text:p>-884.496318462974</text:p>
          </table:table-cell>
          <table:table-cell table:style-name="Default" office:value-type="float" office:value="-465.341311370593" calcext:value-type="float">
            <text:p>-465.341311370593</text:p>
          </table:table-cell>
          <table:table-cell table:style-name="Default" office:value-type="float" office:value="-419.155007092381" calcext:value-type="float">
            <text:p>-419.155007092381</text:p>
          </table:table-cell>
          <table:table-cell table:style-name="Default" office:value-type="float" office:value="23.4513274336283" calcext:value-type="float">
            <text:p>23.4513274336283</text:p>
          </table:table-cell>
          <table:table-cell table:style-name="Default" office:value-type="float" office:value="21.4285714285714" calcext:value-type="float">
            <text:p>21.4285714285714</text:p>
          </table:table-cell>
          <table:table-cell table:style-name="Default" office:value-type="float" office:value="25.2066115702479" calcext:value-type="float">
            <text:p>25.2066115702479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20:49:15.765943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5-15T20:54:55.814707505</dc:date>
    <meta:editing-duration>PT6H1M3S</meta:editing-duration>
    <meta:editing-cycles>18</meta:editing-cycles>
    <meta:generator>LibreOffice/6.4.7.2$Linux_X86_64 LibreOffice_project/40$Build-2</meta:generator>
    <meta:document-statistic meta:table-count="1" meta:cell-count="728" meta:object-count="0"/>
  </office:meta>
</office:document-meta>
</file>